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a032" officeooo:paragraph-rsid="0012a032"/>
    </style:style>
    <style:style style:name="P2" style:family="paragraph" style:parent-style-name="Standard">
      <style:paragraph-properties fo:text-align="start" style:justify-single-word="false"/>
      <style:text-properties officeooo:rsid="0012a032" officeooo:paragraph-rsid="0012a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stellt für die Z-GmbH seit 2013 die Tageszeitung zu. Dazu nutzt er seinen eigenen PKW, bekommt von der Z aber eine Kilometerpauschale von 10ct, zusätzlich zu seinem Entgelt von 1400€ (fest). A hat mit der Z-GmbH einen mit „Dienstvertrag“ überschriebenen Vetrag unterzeichnet, indem A als „selbstständiger Zusteller“ bezeichnet wird. Die Z-GmbH besteht seit 1989 in dieser Rechtsform, Gesellschafter sind B und C. C schickt dem A am 15.09.2018 ein Schreiben, in dem er erklärt, mit der Leistung des A nicht mehr zufrieden zu sein, und den Dienstvertrag ab sofort <text:s/>zu beenden. </text:p>
      <text:p text:style-name="P1"/>
      <text:p text:style-name="P1">A möchte sich gegen die Beendigung des Vertragsverhältnisses wehr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Schneider</meta:initial-creator>
    <meta:creation-date>2018-09-17T16:05:03.539947514</meta:creation-date>
    <dc:date>2018-09-17T16:17:17.532231067</dc:date>
    <dc:creator>Georg Schneider</dc:creator>
    <meta:editing-duration>PT12M14S</meta:editing-duration>
    <meta:editing-cycles>1</meta:editing-cycles>
    <meta:document-statistic meta:table-count="0" meta:image-count="0" meta:object-count="0" meta:page-count="1" meta:paragraph-count="2" meta:word-count="101" meta:character-count="645" meta:non-whitespace-character-count="544"/>
    <meta:generator>LibreOffice/5.4.7.2$MacOSX_X86_64 LibreOffice_project/c838ef25c16710f8838b1faec480ebba495259d0</meta:generator>
  </office:meta>
</office:document-meta>
</file>